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6b0094" draw:textarea-horizontal-align="center" draw:textarea-vertical-align="middle"/>
    </style:style>
    <style:style style:name="gr8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4cm" fo:min-width="0cm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draw:auto-grow-height="true" fo:min-height="3.507cm"/>
    </style:style>
    <style:style style:name="pr5" style:family="presentation" style:parent-style-name="lyt-bluegrey-notes">
      <style:graphic-properties draw:fill-color="#ffffff" fo:min-height="13.114cm"/>
    </style:style>
    <style:style style:name="pr6" style:family="presentation" style:parent-style-name="lyt-bluegrey-outline1">
      <style:graphic-properties fo:min-height="13.609cm"/>
    </style:style>
    <style:style style:name="pr7" style:family="presentation" style:parent-style-name="lyt-bluegrey-title">
      <style:graphic-properties fo:min-height="3.256cm"/>
    </style:style>
    <style:style style:name="pr8" style:family="presentation" style:parent-style-name="lyt-bluegre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0000"/>
    </style:style>
    <style:style style:name="P7" style:family="paragraph">
      <style:text-properties fo:color="#ff0000" fo:font-style="italic" style:font-style-asian="italic" style:font-style-complex="italic"/>
    </style:style>
    <style:style style:name="T1" style:family="text">
      <style:text-properties fo:font-size="32pt"/>
    </style:style>
    <style:style style:name="T2" style:family="text">
      <style:text-properties fo:color="#ffffff"/>
    </style:style>
    <style:style style:name="T3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JavaFX Compiler Architecture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><text:span text:style-name="T1">Robert Field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1">
        <draw:frame presentation:style-name="pr4" draw:layer="layout" svg:width="25.199cm" svg:height="3.507cm" svg:x="1.4cm" svg:y="0.837cm" presentation:class="title">
          <draw:text-box>
            <text:p>10000 Feet</text:p>
          </draw:text-box>
        </draw:frame>
        <draw:frame draw:name="Object 1" draw:style-name="gr2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">
        <draw:frame presentation:style-name="pr4" draw:layer="layout" svg:width="25.199cm" svg:height="3.507cm" svg:x="1.4cm" svg:y="0.837cm" presentation:class="title">
          <draw:text-box>
            <text:p>Lexer / Parse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JavaFX source to FX AST</text:p>
              </text:list-item>
              <text:list-item>
                <text:p>Based on ANTLR parser generator</text:p>
              </text:list-item>
              <text:list-item>
                <text:p>Components:</text:p>
                <text:list>
                  <text:list-item>
                    <text:p>v4Lexer.g</text:p>
                  </text:list-item>
                  <text:list-item>
                    <text:p>v4Parser.g</text:p>
                  </text:list-item>
                  <text:list-item>
                    <text:p>com.sun.tools.javafx.antlr.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xer / Parser</text:p>
          </draw:text-box>
        </draw:frame>
        <draw:frame draw:name="Object 2" draw:style-name="gr2" draw:layer="layout" svg:width="25.199cm" svg:height="13.859cm" svg:x="1.4cm" svg:y="4.914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1">
        <draw:frame presentation:style-name="pr7" draw:layer="layout" svg:width="25.199cm" svg:height="3.256cm" svg:x="1.4cm" svg:y="0.962cm" presentation:class="title">
          <draw:text-box>
            <text:p>JavafxScriptClassBuilder</text:p>
          </draw:text-box>
        </draw:frame>
        <draw:frame draw:name="Object 3" draw:style-name="gr2" draw:layer="layout" svg:width="25.199cm" svg:height="13.859cm" svg:x="1.4cm" svg:y="4.914cm" presentation:class="objec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4T3">
        <draw:frame presentation:style-name="pr4" draw:layer="layout" svg:width="25.199cm" svg:height="3.507cm" svg:x="1.4cm" svg:y="0.837cm" presentation:class="title">
          <draw:text-box>
            <text:p>FX Attribution</text:p>
          </draw:text-box>
        </draw:frame>
        <draw:frame presentation:style-name="pr8" draw:layer="layout" svg:width="13.566cm" svg:height="15.147cm" svg:x="0.635cm" svg:y="4.888cm" presentation:class="outline" presentation:user-transformed="true">
          <draw:text-box>
            <text:list text:style-name="L2">
              <text:list-item>
                <text:p>Decorate FX AST with type and symbol info</text:p>
              </text:list-item>
              <text:list-item>
                <text:p>Check for errors</text:p>
              </text:list-item>
              <text:list-item>
                <text:p>Classes (cloned):</text:p>
                <text:list>
                  <text:list-item>
                    <text:p>JavafxAttr</text:p>
                  </text:list-item>
                  <text:list-item>
                    <text:p>JavafxEnter</text:p>
                  </text:list-item>
                  <text:list-item>
                    <text:p>JavafxMemberEnter</text:p>
                  </text:list-item>
                  <text:list-item>
                    <text:p>JavafxResolve</text:p>
                  </text:list-item>
                  <text:list-item>
                    <text:p>JavafxCheck</text:p>
                  </text:list-item>
                  <text:list-item>
                    <text:p>javafxClassReader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3.609cm" svg:x="14.311cm" svg:y="4.914cm" presentation:class="outline">
          <draw:text-box>
            <text:list text:style-name="L2">
              <text:list-item>
                <text:p>Support classes (subclassed):</text:p>
                <text:list>
                  <text:list-item>
                    <text:p>JavafxTypes</text:p>
                  </text:list-item>
                  <text:list-item>
                    <text:p>JavafxSymtab</text:p>
                  </text:list-item>
                  <text:list-item>
                    <text:p>JavafxFlags</text:p>
                  </text:list-item>
                </text:list>
              </text:list-item>
            </text:list>
          </draw:text-box>
        </draw:frame>
        <draw:rect draw:style-name="gr3" draw:text-style-name="P4" draw:layer="layout" svg:width="10.795cm" svg:height="4.445cm" svg:x="15.875cm" svg:y="14.605cm">
          <text:p/>
        </draw:rect>
        <draw:rect draw:style-name="gr4" draw:text-style-name="P4" draw:layer="layout" svg:width="3.175cm" svg:height="3.175cm" svg:x="19.322cm" svg:y="15.149cm">
          <text:p text:style-name="P4">Attribution</text:p>
        </draw:rect>
        <draw:custom-shape draw:style-name="gr5" draw:text-style-name="P4" draw:layer="layout" svg:width="1.405cm" svg:height="0.635cm" svg:x="17.917cm" svg:y="16.4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27cm" svg:height="0.635cm" svg:x="22.497cm" svg:y="16.4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742cm" svg:height="1.675cm" svg:x="16.338cm" svg:y="15.875cm">
          <draw:text-box>
            <text:p text:style-name="P4">FX</text:p>
            <text:p text:style-name="P4">AST</text:p>
          </draw:text-box>
        </draw:frame>
        <draw:frame draw:style-name="gr6" draw:text-style-name="P4" draw:layer="layout" svg:width="3.63cm" svg:height="3.099cm" svg:x="22.84cm" svg:y="15.581cm">
          <draw:text-box>
            <text:p text:style-name="P4">FX</text:p>
            <text:p text:style-name="P4">AST</text:p>
            <text:p text:style-name="P4">(w/ types</text:p>
            <text:p text:style-name="P4">&amp; symbols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1">
        <draw:frame presentation:style-name="pr7" draw:layer="layout" svg:width="25.199cm" svg:height="3.256cm" svg:x="1.4cm" svg:y="0.962cm" presentation:class="title">
          <draw:text-box>
            <text:p>FX Attribution (result)</text:p>
          </draw:text-box>
        </draw:frame>
        <draw:frame draw:name="Object 4" draw:style-name="gr2" draw:layer="layout" svg:width="25.199cm" svg:height="13.859cm" svg:x="1.4cm" svg:y="4.9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1">
        <draw:frame presentation:style-name="pr4" draw:layer="layout" svg:width="25.199cm" svg:height="3.507cm" svg:x="1.4cm" svg:y="0.837cm" presentation:class="title">
          <draw:text-box>
            <text:p>FX-&gt;Java Translation</text:p>
          </draw:text-box>
        </draw:frame>
        <draw:frame presentation:style-name="pr6" draw:layer="layout" svg:width="25.199cm" svg:height="13.612cm" svg:x="1.4cm" svg:y="4.914cm" presentation:class="outline" presentation:user-transformed="true">
          <draw:text-box>
            <text:list text:style-name="L2">
              <text:list-item>
                <text:p>Translate FX AST into Java AST</text:p>
              </text:list-item>
              <text:list-item>
                <text:p>Classes (original) – same support classes:</text:p>
                <text:list>
                  <text:list-item>
                    <text:p>JavafxToJava</text:p>
                  </text:list-item>
                  <text:list-item>
                    <text:p>JavafxToBound</text:p>
                  </text:list-item>
                  <text:list-item>
                    <text:p>JavafxInitializationBuilder</text:p>
                  </text:list-item>
                  <text:list-item>
                    <text:p>JavafxTranslationSupport</text:p>
                  </text:list-item>
                  <text:list-item>
                    <text:p>JavafxTypeMorpher</text:p>
                  </text:list-item>
                  <text:list-item>
                    <text:p>JavafxVarUsageAnalysis</text:p>
                  </text:list-item>
                  <text:list-item>
                    <text:p>javafxAnalyz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1">
        <draw:frame presentation:style-name="pr4" draw:layer="layout" svg:width="25.199cm" svg:height="3.507cm" svg:x="1.4cm" svg:y="0.837cm" presentation:class="title">
          <draw:text-box>
            <text:p>FX-&gt;Java Translator (result)</text:p>
          </draw:text-box>
        </draw:frame>
        <draw:frame draw:name="Object 6" draw:style-name="gr2" draw:layer="layout" svg:width="25.195cm" svg:height="15.875cm" svg:x="1.402cm" svg:y="4.917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1">
        <draw:frame presentation:style-name="pr7" draw:layer="layout" svg:width="25.199cm" svg:height="3.256cm" svg:x="1.4cm" svg:y="0.962cm" presentation:class="title">
          <draw:text-box>
            <text:p>FX-&gt;Java Translation (dump)</text:p>
          </draw:text-box>
        </draw:frame>
        <draw:frame draw:name="Object 5" draw:style-name="gr2" draw:layer="layout" svg:width="25.199cm" svg:height="13.859cm" svg:x="1.4cm" svg:y="4.914cm" presentation:class="object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1">
        <draw:frame presentation:style-name="pr7" draw:layer="layout" svg:width="25.199cm" svg:height="3.256cm" svg:x="1.4cm" svg:y="0.962cm" presentation:class="title">
          <draw:text-box>
            <text:p>FX-&gt;Java Translation (dump 2)</text:p>
          </draw:text-box>
        </draw:frame>
        <draw:frame draw:name="Object 7" draw:style-name="gr2" draw:layer="layout" svg:width="25.199cm" svg:height="13.859cm" svg:x="1.4cm" svg:y="4.914cm" presentation:class="object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">
        <draw:frame presentation:style-name="pr4" draw:layer="layout" svg:width="25.199cm" svg:height="3.507cm" svg:x="1.4cm" svg:y="0.837cm" presentation:class="title">
          <draw:text-box>
            <text:p>Back-End aka patched javac</text:p>
          </draw:text-box>
        </draw:frame>
        <draw:frame presentation:style-name="pr6" draw:layer="layout" svg:width="19.555cm" svg:height="14.578cm" svg:x="1.4cm" svg:y="4.914cm" presentation:class="outline" presentation:user-transformed="true">
          <draw:text-box>
            <text:list text:style-name="L2">
              <text:list-item>
                <text:p>Javac source</text:p>
              </text:list-item>
              <text:list-item>
                <text:p>Patched to:</text:p>
                <text:list>
                  <text:list-item>
                    <text:p>Add block-expressions</text:p>
                  </text:list-item>
                  <text:list-item>
                    <text:p>Remove certain error messages</text:p>
                  </text:list-item>
                  <text:list-item>
                    <text:p>Allow access for subclassing</text:p>
                  </text:list-item>
                </text:list>
              </text:list-item>
              <text:list-item>
                <text:p>Entry at Java attribution</text:p>
                <text:list>
                  <text:list-item>
                    <text:p>Incoming AST has no type/symbol info</text:p>
                  </text:list-item>
                  <text:list-item>
                    <text:p>Error here is check for bad code. Causes compiler crash</text:p>
                  </text:list-item>
                </text:list>
              </text:list-item>
            </text:list>
          </draw:text-box>
        </draw:frame>
        <draw:rect draw:style-name="gr3" draw:text-style-name="P4" draw:layer="layout" svg:width="6.62cm" svg:height="13.97cm" svg:x="21.32cm" svg:y="4.875cm">
          <text:p/>
        </draw:rect>
        <draw:rect draw:style-name="gr7" draw:text-style-name="P5" draw:layer="layout" svg:width="2.445cm" svg:height="3.175cm" svg:x="25.195cm" svg:y="9.405cm">
          <text:p text:style-name="P4"><text:span text:style-name="T2">Attrib-</text:span></text:p>
          <text:p text:style-name="P4"><text:span text:style-name="T2">ution</text:span></text:p>
        </draw:rect>
        <draw:rect draw:style-name="gr7" draw:text-style-name="P5" draw:layer="layout" svg:width="2.445cm" svg:height="2.54cm" svg:x="25.195cm" svg:y="5.595cm">
          <text:p text:style-name="P4"><text:span text:style-name="T2">Java</text:span></text:p>
          <text:p text:style-name="P4"><text:span text:style-name="T2">Parser</text:span></text:p>
        </draw:rect>
        <draw:rect draw:style-name="gr7" draw:text-style-name="P5" draw:layer="layout" svg:width="2.445cm" svg:height="2.54cm" svg:x="25.195cm" svg:y="13.85cm">
          <text:p text:style-name="P4"><text:span text:style-name="T2">Code-</text:span></text:p>
          <text:p text:style-name="P4"><text:span text:style-name="T2">Gen</text:span></text:p>
        </draw:rect>
        <draw:custom-shape draw:style-name="gr8" draw:text-style-name="P4" draw:layer="layout" svg:width="1.97cm" svg:height="0.635cm" svg:x="23.225cm" svg:y="10.6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0.635cm" svg:height="1.27cm" svg:x="25.83cm" svg:y="8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635cm" svg:height="1.27cm" svg:x="25.83cm" svg:y="12.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635cm" svg:height="1.27cm" svg:x="25.83cm" svg:y="16.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1.84cm" svg:height="1.675cm" svg:x="23.29cm" svg:y="12.58cm">
          <draw:text-box>
            <text:p>Java</text:p>
            <text:p>AST</text:p>
          </draw:text-box>
        </draw:frame>
        <draw:line draw:style-name="gr10" draw:text-style-name="P4" draw:layer="layout" svg:x1="24.56cm" svg:y1="12.58cm" svg:x2="25.83cm" svg:y2="8.77cm">
          <text:p/>
        </draw:line>
        <draw:line draw:style-name="gr10" draw:text-style-name="P4" draw:layer="layout" svg:x1="24.66cm" svg:y1="12.78cm" svg:x2="23.96cm" svg:y2="11.025cm">
          <text:p/>
        </draw:line>
        <draw:line draw:style-name="gr10" draw:text-style-name="P4" draw:layer="layout" svg:x1="24.56cm" svg:y1="12.58cm" svg:x2="25.83cm" svg:y2="13.215cm">
          <text:p/>
        </draw:line>
        <draw:frame draw:style-name="gr11" draw:layer="layout" svg:width="2.085cm" svg:height="2.274cm" svg:x="23.945cm" svg:y="16.371cm">
          <draw:text-box>
            <text:p>Class</text:p>
            <text:p>File</text:p>
          </draw:text-box>
        </draw:frame>
        <draw:frame draw:style-name="gr6" draw:text-style-name="P7" draw:layer="layout" svg:width="3.423cm" svg:height="2.372cm" svg:x="21.32cm" svg:y="9.79cm">
          <draw:text-box>
            <text:p text:style-name="P6"><text:span text:style-name="T3">From</text:span></text:p>
            <text:p text:style-name="P6"><text:span text:style-name="T3">FX</text:span></text:p>
            <text:p text:style-name="P6"><text:span text:style-name="T3">translation</text:span></text:p>
          </draw:text-box>
        </draw:frame>
        <draw:frame draw:style-name="gr6" draw:text-style-name="P7" draw:layer="layout" svg:width="1.874cm" svg:height="1.665cm" svg:x="23.225cm" svg:y="6.38cm">
          <draw:text-box>
            <text:p text:style-name="P7"><text:span text:style-name="T3">Not</text:span></text:p>
            <text:p text:style-name="P7"><text:span text:style-name="T3">u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ource Packages 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om.sun.tools.javafx.* – compiler proper</text:p>
                <text:list>
                  <text:list-item>
                    <text:p>… .comp – compiler passes</text:p>
                  </text:list-item>
                  <text:list-item>
                    <text:p>… .antlr – parser / lexer</text:p>
                  </text:list-item>
                  <text:list-item>
                    <text:p>… .code – main support classes</text:p>
                  </text:list-item>
                  <text:list-item>
                    <text:p>… .tree – FX AST</text:p>
                  </text:list-item>
                  <text:list-item>
                    <text:p>… .resources – localization</text:p>
                  </text:list-item>
                  <text:list-item>
                    <text:p>… .main – entry and set-up</text:p>
                  </text:list-item>
                  <text:list-item>
                    <text:p>… .util – utilities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ource Packages I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om.sun.javafx.runtime.* – runtime support</text:p>
                <text:list>
                  <text:list-item>
                    <text:p>… .location – Locations (binding support)</text:p>
                  </text:list-item>
                  <text:list-item>
                    <text:p>… .sequence – Sequence support</text:p>
                  </text:list-item>
                </text:list>
              </text:list-item>
              <text:list-item>
                <text:p>com.sun.javafx.api.* – tool API</text:p>
                <text:list>
                  <text:list-item>
                    <text:p>… .tree – tree interfaces for tools on FX AST</text:p>
                  </text:list-item>
                </text:list>
              </text:list-item>
              <text:list-item>
                <text:p>javafx.* – core user API</text:p>
                <text:list>
                  <text:list-item>
                    <text:p>javafx.lang – builtin types and functions</text:p>
                  </text:list-item>
                  <text:list-item>
                    <text:p>javafx.reflect – FX refl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">
        <draw:frame presentation:style-name="pr7" draw:layer="layout" svg:width="25.199cm" svg:height="3.256cm" svg:x="1.4cm" svg:y="0.962cm" presentation:class="title">
          <draw:text-box>
            <text:p>Location</text:p>
          </draw:text-box>
        </draw:frame>
        <draw:frame presentation:style-name="pr6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Location:</text:p>
                <text:list>
                  <text:list-item>
                    <text:p>Value</text:p>
                  </text:list-item>
                  <text:list-item>
                    <text:p>Change listeners (outgoing)</text:p>
                  </text:list-item>
                  <text:list-item>
                    <text:p>Update (incoming)</text:p>
                  </text:list-item>
                </text:list>
              </text:list-item>
              <text:list-item>
                <text:p>Used for:</text:p>
                <text:list>
                  <text:list-item>
                    <text:p>Bind</text:p>
                  </text:list-item>
                  <text:list-item>
                    <text:p>On-replace</text:p>
                  </text:list-item>
                </text:list>
              </text:list-item>
              <text:list-item>
                <text:p>Interface</text:p>
                <text:list>
                  <text:list-item>
                    <text:p>Many implementations: variables, expr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3T1">
        <draw:frame presentation:style-name="pr7" draw:layer="layout" svg:width="25.199cm" svg:height="3.256cm" svg:x="1.4cm" svg:y="0.962cm" presentation:class="title">
          <draw:text-box>
            <text:p>Variable Representat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bstractVariable (implements Location)</text:p>
                <text:list>
                  <text:list-item>
                    <text:p>Bound</text:p>
                  </text:list-item>
                  <text:list-item>
                    <text:p>Could be bound</text:p>
                  </text:list-item>
                  <text:list-item>
                    <text:p>Has on-replace</text:p>
                  </text:list-item>
                  <text:list-item>
                    <text:p>Bound-to</text:p>
                  </text:list-item>
                  <text:list-item>
                    <text:p>Could be bound-to (and could change)</text:p>
                  </text:list-item>
                </text:list>
              </text:list-item>
              <text:list-item>
                <text:p>Non-Location</text:p>
                <text:list>
                  <text:list-item>
                    <text:p>otherwi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title>Blue and Grey</dc:title>
    <dc:description>Presentation Layout Template</dc:description>
    <meta:creation-date>2008-12-15T18:07:01.42</meta:creation-date>
    <dc:language>en-US</dc:language>
    <meta:editing-cycles>14</meta:editing-cycles>
    <meta:editing-duration>PT18H50M54S</meta:editing-duration>
    <meta:initial-creator>Robert Field</meta:initial-creator>
    <dc:date>2008-12-16T17:30:46.72</dc:date>
    <dc:creator>Robert Field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Program%20Files%20(x86)/OpenOffice.org%203/Basis/share/template/en-US/layout/lyt-bluegrey.otp" meta:date="2006-12-14T14:26: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6b0094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2cm" fo:min-width="0cm"/>
    </style:style>
    <style:style style:name="gr1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59cm" svg:height="13.97cm" svg:x="0cm" svg:y="13.7cm">
          <text:p/>
        </draw:rect>
        <draw:rect draw:style-name="gr2" draw:text-style-name="P1" draw:layer="layout" svg:width="2.54cm" svg:height="3.175cm" svg:x="2.305cm" svg:y="18.63cm">
          <text:p/>
        </draw:rect>
        <draw:rect draw:style-name="gr3" draw:text-style-name="P1" draw:layer="layout" svg:width="1.27cm" svg:height="3.175cm" svg:x="6.515cm" svg:y="18.63cm">
          <text:p text:style-name="P1">SCB</text:p>
        </draw:rect>
        <draw:rect draw:style-name="gr3" draw:text-style-name="P1" draw:layer="layout" svg:width="3.175cm" svg:height="3.175cm" svg:x="9.255cm" svg:y="18.63cm">
          <text:p text:style-name="P1">Attribution</text:p>
        </draw:rect>
        <draw:rect draw:style-name="gr4" draw:text-style-name="P1" draw:layer="layout" svg:width="3.175cm" svg:height="3.175cm" svg:x="13.7cm" svg:y="18.63cm">
          <text:p text:style-name="P1">Translation</text:p>
        </draw:rect>
        <draw:rect draw:style-name="gr5" draw:text-style-name="P2" draw:layer="layout" svg:width="2.445cm" svg:height="3.175cm" svg:x="18.845cm" svg:y="18.63cm">
          <text:p text:style-name="P1"><text:span text:style-name="T1">Attrib-</text:span></text:p>
          <text:p text:style-name="P1"><text:span text:style-name="T1">ution</text:span></text:p>
        </draw:rect>
        <draw:rect draw:style-name="gr5" draw:text-style-name="P2" draw:layer="layout" svg:width="2.445cm" svg:height="2.54cm" svg:x="18.845cm" svg:y="14.82cm">
          <text:p text:style-name="P1"><text:span text:style-name="T1">Java</text:span></text:p>
          <text:p text:style-name="P1"><text:span text:style-name="T1">Parser</text:span></text:p>
        </draw:rect>
        <draw:rect draw:style-name="gr5" draw:text-style-name="P2" draw:layer="layout" svg:width="2.445cm" svg:height="2.54cm" svg:x="18.845cm" svg:y="23.075cm">
          <text:p text:style-name="P1"><text:span text:style-name="T1">Code-</text:span></text:p>
          <text:p text:style-name="P1"><text:span text:style-name="T1">Gen</text:span></text:p>
        </draw:rect>
        <draw:frame draw:style-name="gr6" draw:layer="layout" svg:width="2.369cm" svg:height="1.675cm" svg:x="2.305cm" svg:y="19.265cm">
          <draw:text-box>
            <text:p>Lexer</text:p>
            <text:p>Parser</text:p>
          </draw:text-box>
        </draw:frame>
        <draw:frame draw:style-name="gr6" draw:text-style-name="P3" draw:layer="layout" svg:width="2.259cm" svg:height="0.979cm" svg:x="18.845cm" svg:y="13.75cm">
          <draw:text-box>
            <text:p><text:span text:style-name="T2">Javac</text:span></text:p>
          </draw:text-box>
        </draw:frame>
        <draw:custom-shape draw:style-name="gr7" draw:text-style-name="P1" draw:layer="layout" svg:width="1.905cm" svg:height="0.635cm" svg:x="0.365cm" svg:y="20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705cm" svg:height="0.635cm" svg:x="4.81cm" svg:y="1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405cm" svg:height="0.635cm" svg:x="7.85cm" svg:y="1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0.635cm" svg:x="12.43cm" svg:y="1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97cm" svg:height="0.635cm" svg:x="16.875cm" svg:y="1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635cm" svg:height="1.27cm" svg:x="19.48cm" svg:y="17.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35cm" svg:height="1.27cm" svg:x="19.48cm" svg:y="21.8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35cm" svg:height="1.27cm" svg:x="19.48cm" svg:y="25.6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2.509cm" svg:height="1.675cm" svg:x="0.08cm" svg:y="20.812cm">
          <draw:text-box>
            <text:p>FX </text:p>
            <text:p>Source</text:p>
          </draw:text-box>
        </draw:frame>
        <draw:frame draw:style-name="gr11" draw:text-style-name="P1" draw:layer="layout" svg:width="1.933cm" svg:height="2.912cm" svg:x="4.682cm" svg:y="17.475cm">
          <draw:text-box>
            <text:p text:style-name="P1">FX</text:p>
            <text:p text:style-name="P1">AST</text:p>
            <text:p text:style-name="P1">(raw)</text:p>
          </draw:text-box>
        </draw:frame>
        <draw:frame draw:style-name="gr6" draw:text-style-name="P1" draw:layer="layout" svg:width="1.742cm" svg:height="1.675cm" svg:x="7.713cm" svg:y="18.14cm">
          <draw:text-box>
            <text:p text:style-name="P1">FX</text:p>
            <text:p text:style-name="P1">AST</text:p>
          </draw:text-box>
        </draw:frame>
        <draw:frame draw:style-name="gr6" draw:text-style-name="P1" draw:layer="layout" svg:width="3.63cm" svg:height="3.099cm" svg:x="11.26cm" svg:y="16.816cm">
          <draw:text-box>
            <text:p text:style-name="P1">(w/ types</text:p>
            <text:p text:style-name="P1">&amp; symbols)</text:p>
            <text:p text:style-name="P1">FX</text:p>
            <text:p text:style-name="P1">AST</text:p>
          </draw:text-box>
        </draw:frame>
        <draw:frame draw:style-name="gr6" draw:layer="layout" svg:width="1.84cm" svg:height="1.675cm" svg:x="16.94cm" svg:y="21.805cm">
          <draw:text-box>
            <text:p>Java</text:p>
            <text:p>AST</text:p>
          </draw:text-box>
        </draw:frame>
        <draw:line draw:style-name="gr12" draw:text-style-name="P1" draw:layer="layout" svg:x1="18.21cm" svg:y1="21.805cm" svg:x2="19.48cm" svg:y2="17.995cm">
          <text:p/>
        </draw:line>
        <draw:line draw:style-name="gr12" draw:text-style-name="P1" draw:layer="layout" svg:x1="18.31cm" svg:y1="22.005cm" svg:x2="17.61cm" svg:y2="20.25cm">
          <text:p/>
        </draw:line>
        <draw:line draw:style-name="gr12" draw:text-style-name="P1" draw:layer="layout" svg:x1="18.21cm" svg:y1="21.805cm" svg:x2="19.48cm" svg:y2="22.44cm">
          <text:p/>
        </draw:line>
        <draw:frame draw:style-name="gr13" draw:layer="layout" svg:width="2.085cm" svg:height="2.274cm" svg:x="17.595cm" svg:y="25.596cm">
          <draw:text-box>
            <text:p>Class</text:p>
            <text:p>File</text:p>
          </draw:text-box>
        </draw:frame>
        <draw:frame draw:style-name="gr6" draw:text-style-name="P3" draw:layer="layout" svg:width="5.688cm" svg:height="0.979cm" svg:x="5.445cm" svg:y="15.479cm">
          <draw:text-box>
            <text:p><text:span text:style-name="T2">JavaFX front-end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2cm" fo:min-width="0cm"/>
    </style:style>
    <style:style style:name="P1" style:family="paragraph">
      <style:paragraph-properties fo:text-align="center"/>
      <style:text-properties fo:color="#ff0000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795cm" svg:height="4.445cm" svg:x="1.635cm" svg:y="0.365cm">
          <text:p/>
        </draw:rect>
        <draw:rect draw:style-name="gr1" draw:text-style-name="P1" draw:layer="layout" svg:width="13.605cm" svg:height="8.255cm" svg:x="7.985cm" svg:y="4.935cm">
          <text:p/>
        </draw:rect>
        <draw:rect draw:style-name="gr1" draw:text-style-name="P1" draw:layer="layout" svg:width="4.445cm" svg:height="1.905cm" svg:x="1.17cm" svg:y="8.145cm">
          <text:p/>
        </draw:rect>
        <draw:frame draw:style-name="gr2" draw:layer="layout" svg:width="4.003cm" svg:height="1.675cm" svg:x="1.17cm" svg:y="8.145cm">
          <draw:text-box>
            <text:p>var x = 7;</text:p>
            <text:p>println(x + x)</text:p>
          </draw:text-box>
        </draw:frame>
        <draw:frame draw:style-name="gr2" draw:layer="layout" svg:width="3.249cm" svg:height="0.963cm" svg:x="12.356cm" svg:y="5.242cm">
          <draw:text-box>
            <text:p>JFXScript</text:p>
          </draw:text-box>
        </draw:frame>
        <draw:frame draw:style-name="gr2" draw:layer="layout" svg:width="2.568cm" svg:height="0.963cm" svg:x="9.227cm" svg:y="7.475cm">
          <draw:text-box>
            <text:p>JFXVar</text:p>
          </draw:text-box>
        </draw:frame>
        <draw:frame draw:style-name="gr2" draw:layer="layout" svg:width="3.351cm" svg:height="0.963cm" svg:x="9.079cm" svg:y="9.38cm">
          <draw:text-box>
            <text:p>JFXLiteral</text:p>
          </draw:text-box>
        </draw:frame>
        <draw:frame draw:style-name="gr2" draw:layer="layout" svg:width="6.945cm" svg:height="0.963cm" svg:x="13.645cm" svg:y="7.475cm">
          <draw:text-box>
            <text:p>JFXFunctionInvocation</text:p>
          </draw:text-box>
        </draw:frame>
        <draw:frame draw:style-name="gr2" draw:layer="layout" svg:width="3.415cm" svg:height="0.963cm" svg:x="17.175cm" svg:y="9.38cm">
          <draw:text-box>
            <text:p>JFXBinary</text:p>
          </draw:text-box>
        </draw:frame>
        <draw:frame draw:style-name="gr2" draw:layer="layout" svg:width="3.038cm" svg:height="0.963cm" svg:x="18.552cm" svg:y="11.285cm">
          <draw:text-box>
            <text:p>JFXIdent</text:p>
          </draw:text-box>
        </draw:frame>
        <draw:frame draw:style-name="gr2" draw:layer="layout" svg:width="3.038cm" svg:height="0.963cm" svg:x="15.605cm" svg:y="11.285cm">
          <draw:text-box>
            <text:p>JFXIdent</text:p>
          </draw:text-box>
        </draw:frame>
        <draw:frame draw:style-name="gr2" draw:layer="layout" svg:width="3.038cm" svg:height="0.963cm" svg:x="13.7cm" svg:y="9.38cm">
          <draw:text-box>
            <text:p>JFXIdent</text:p>
          </draw:text-box>
        </draw:frame>
        <draw:line draw:style-name="gr3" draw:text-style-name="P2" draw:layer="layout" svg:x1="13.065cm" svg:y1="6.205cm" svg:x2="11.16cm" svg:y2="7.475cm">
          <text:p/>
        </draw:line>
        <draw:line draw:style-name="gr3" draw:text-style-name="P2" draw:layer="layout" svg:x1="14.835cm" svg:y1="6.205cm" svg:x2="17.51cm" svg:y2="7.475cm">
          <text:p/>
        </draw:line>
        <draw:line draw:style-name="gr3" draw:text-style-name="P2" draw:layer="layout" svg:x1="10.86cm" svg:y1="8.31cm" svg:x2="10.225cm" svg:y2="9.58cm">
          <text:p/>
        </draw:line>
        <draw:line draw:style-name="gr3" draw:text-style-name="P2" draw:layer="layout" svg:x1="16.775cm" svg:y1="8.31cm" svg:x2="15.505cm" svg:y2="9.58cm">
          <text:p/>
        </draw:line>
        <draw:line draw:style-name="gr3" draw:text-style-name="P2" draw:layer="layout" svg:x1="18.445cm" svg:y1="8.31cm" svg:x2="19.08cm" svg:y2="9.58cm">
          <text:p/>
        </draw:line>
        <draw:line draw:style-name="gr3" draw:text-style-name="P2" draw:layer="layout" svg:x1="18.78cm" svg:y1="10.215cm" svg:x2="17.51cm" svg:y2="11.485cm">
          <text:p/>
        </draw:line>
        <draw:line draw:style-name="gr3" draw:text-style-name="P2" draw:layer="layout" svg:x1="19.415cm" svg:y1="10.215cm" svg:x2="20.05cm" svg:y2="11.485cm">
          <text:p/>
        </draw:line>
        <draw:frame draw:style-name="gr2" draw:text-style-name="P3" draw:layer="layout" svg:width="0.76cm" svg:height="0.839cm" svg:x="11.16cm" svg:y="8.01cm">
          <draw:text-box>
            <text:p text:style-name="P3">x</text:p>
          </draw:text-box>
        </draw:frame>
        <draw:frame draw:style-name="gr2" draw:text-style-name="P3" draw:layer="layout" svg:width="0.798cm" svg:height="0.839cm" svg:x="11.795cm" svg:y="10.015cm">
          <draw:text-box>
            <text:p text:style-name="P3">7</text:p>
          </draw:text-box>
        </draw:frame>
        <draw:frame draw:style-name="gr2" draw:text-style-name="P3" draw:layer="layout" svg:width="0.811cm" svg:height="0.839cm" svg:x="19.779cm" svg:y="10.015cm">
          <draw:text-box>
            <text:p text:style-name="P3">+</text:p>
          </draw:text-box>
        </draw:frame>
        <draw:frame draw:style-name="gr2" draw:text-style-name="P3" draw:layer="layout" svg:width="1.954cm" svg:height="0.839cm" svg:x="14.97cm" svg:y="10.015cm">
          <draw:text-box>
            <text:p text:style-name="P3">println</text:p>
          </draw:text-box>
        </draw:frame>
        <draw:frame draw:style-name="gr2" draw:text-style-name="P3" draw:layer="layout" svg:width="1.357cm" svg:height="0.839cm" svg:x="15.07cm" svg:y="5.801cm">
          <draw:text-box>
            <text:p text:style-name="P3">Min</text:p>
          </draw:text-box>
        </draw:frame>
        <draw:frame draw:style-name="gr2" draw:text-style-name="P3" draw:layer="layout" svg:width="0.76cm" svg:height="0.839cm" svg:x="18.02cm" svg:y="11.816cm">
          <draw:text-box>
            <text:p text:style-name="P3">x</text:p>
          </draw:text-box>
        </draw:frame>
        <draw:frame draw:style-name="gr2" draw:text-style-name="P3" draw:layer="layout" svg:width="0.76cm" svg:height="0.839cm" svg:x="20.93cm" svg:y="11.82cm">
          <draw:text-box>
            <text:p text:style-name="P3">x</text:p>
          </draw:text-box>
        </draw:frame>
        <draw:rect draw:style-name="gr4" draw:text-style-name="P2" draw:layer="layout" svg:width="2.54cm" svg:height="3.175cm" svg:x="6.315cm" svg:y="1cm">
          <text:p/>
        </draw:rect>
        <draw:frame draw:style-name="gr2" draw:layer="layout" svg:width="2.369cm" svg:height="1.675cm" svg:x="6.315cm" svg:y="1.635cm">
          <draw:text-box>
            <text:p>Lexer</text:p>
            <text:p>Parser</text:p>
          </draw:text-box>
        </draw:frame>
        <draw:custom-shape draw:style-name="gr5" draw:text-style-name="P2" draw:layer="layout" svg:width="1.905cm" svg:height="0.635cm" svg:x="4.375cm" svg:y="2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705cm" svg:height="0.635cm" svg:x="8.82cm" svg:y="2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509cm" svg:height="1.675cm" svg:x="2.27cm" svg:y="2.27cm">
          <draw:text-box>
            <text:p>FX </text:p>
            <text:p>Source</text:p>
          </draw:text-box>
        </draw:frame>
        <draw:frame draw:style-name="gr7" draw:text-style-name="P2" draw:layer="layout" svg:width="1.933cm" svg:height="2.912cm" svg:x="10.497cm" svg:y="1.263cm">
          <draw:text-box>
            <text:p text:style-name="P2">FX</text:p>
            <text:p text:style-name="P2">AST</text:p>
            <text:p text:style-name="P2">(raw)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3.8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2.9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3.9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8.6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4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3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3.524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.5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2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1.2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0000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86cm" svg:height="12.191cm" svg:x="2.905cm" svg:y="1cm">
          <text:p/>
        </draw:rect>
        <draw:frame draw:style-name="gr2" draw:layer="layout" svg:width="3.249cm" svg:height="0.963cm" svg:x="9.157cm" svg:y="1.043cm">
          <draw:text-box>
            <text:p>JFXScript</text:p>
          </draw:text-box>
        </draw:frame>
        <draw:frame draw:style-name="gr3" draw:layer="layout" svg:width="2.568cm" svg:height="0.963cm" svg:x="3.128cm" svg:y="4.676cm">
          <draw:text-box>
            <text:p>JFXVar</text:p>
          </draw:text-box>
        </draw:frame>
        <draw:frame draw:style-name="gr4" draw:layer="layout" svg:width="3.351cm" svg:height="0.963cm" svg:x="2.98cm" svg:y="6.581cm">
          <draw:text-box>
            <text:p>JFXLiteral</text:p>
          </draw:text-box>
        </draw:frame>
        <draw:frame draw:style-name="gr5" draw:layer="layout" svg:width="6.945cm" svg:height="0.963cm" svg:x="13.646cm" svg:y="8.276cm">
          <draw:text-box>
            <text:p>JFXFunctionInvocation</text:p>
          </draw:text-box>
        </draw:frame>
        <draw:frame draw:style-name="gr6" draw:layer="layout" svg:width="3.415cm" svg:height="0.963cm" svg:x="17.176cm" svg:y="10.181cm">
          <draw:text-box>
            <text:p>JFXBinary</text:p>
          </draw:text-box>
        </draw:frame>
        <draw:frame draw:style-name="gr7" draw:layer="layout" svg:width="3.038cm" svg:height="0.963cm" svg:x="18.553cm" svg:y="12.086cm">
          <draw:text-box>
            <text:p>JFXIdent</text:p>
          </draw:text-box>
        </draw:frame>
        <draw:frame draw:style-name="gr7" draw:layer="layout" svg:width="3.038cm" svg:height="0.963cm" svg:x="15.606cm" svg:y="12.086cm">
          <draw:text-box>
            <text:p>JFXIdent</text:p>
          </draw:text-box>
        </draw:frame>
        <draw:frame draw:style-name="gr8" draw:layer="layout" svg:width="3.038cm" svg:height="0.963cm" svg:x="13.701cm" svg:y="10.181cm">
          <draw:text-box>
            <text:p>JFXIdent</text:p>
          </draw:text-box>
        </draw:frame>
        <draw:line draw:style-name="gr9" draw:text-style-name="P2" draw:layer="layout" svg:x1="6.966cm" svg:y1="3.406cm" svg:x2="5.061cm" svg:y2="4.676cm">
          <text:p/>
        </draw:line>
        <draw:line draw:style-name="gr9" draw:text-style-name="P2" draw:layer="layout" svg:x1="14.335cm" svg:y1="7.35cm" svg:x2="17.311cm" svg:y2="8.476cm">
          <text:p/>
        </draw:line>
        <draw:line draw:style-name="gr9" draw:text-style-name="P2" draw:layer="layout" svg:x1="4.761cm" svg:y1="5.511cm" svg:x2="4.126cm" svg:y2="6.781cm">
          <text:p/>
        </draw:line>
        <draw:line draw:style-name="gr9" draw:text-style-name="P2" draw:layer="layout" svg:x1="16.776cm" svg:y1="9.111cm" svg:x2="15.506cm" svg:y2="10.381cm">
          <text:p/>
        </draw:line>
        <draw:line draw:style-name="gr9" draw:text-style-name="P2" draw:layer="layout" svg:x1="18.446cm" svg:y1="9.111cm" svg:x2="19.081cm" svg:y2="10.381cm">
          <text:p/>
        </draw:line>
        <draw:line draw:style-name="gr9" draw:text-style-name="P2" draw:layer="layout" svg:x1="18.781cm" svg:y1="11.016cm" svg:x2="17.511cm" svg:y2="12.286cm">
          <text:p/>
        </draw:line>
        <draw:line draw:style-name="gr9" draw:text-style-name="P2" draw:layer="layout" svg:x1="19.416cm" svg:y1="11.016cm" svg:x2="20.051cm" svg:y2="12.286cm">
          <text:p/>
        </draw:line>
        <draw:frame draw:style-name="gr10" draw:text-style-name="P3" draw:layer="layout" svg:width="0.76cm" svg:height="0.839cm" svg:x="5.061cm" svg:y="5.211cm">
          <draw:text-box>
            <text:p text:style-name="P3">x</text:p>
          </draw:text-box>
        </draw:frame>
        <draw:frame draw:style-name="gr11" draw:text-style-name="P3" draw:layer="layout" svg:width="0.798cm" svg:height="0.839cm" svg:x="5.696cm" svg:y="7.216cm">
          <draw:text-box>
            <text:p text:style-name="P3">7</text:p>
          </draw:text-box>
        </draw:frame>
        <draw:frame draw:style-name="gr12" draw:text-style-name="P3" draw:layer="layout" svg:width="0.811cm" svg:height="0.839cm" svg:x="19.78cm" svg:y="10.816cm">
          <draw:text-box>
            <text:p text:style-name="P3">+</text:p>
          </draw:text-box>
        </draw:frame>
        <draw:frame draw:style-name="gr13" draw:text-style-name="P3" draw:layer="layout" svg:width="1.954cm" svg:height="0.839cm" svg:x="14.971cm" svg:y="10.816cm">
          <draw:text-box>
            <text:p text:style-name="P3">println</text:p>
          </draw:text-box>
        </draw:frame>
        <draw:frame draw:style-name="gr14" draw:text-style-name="P3" draw:layer="layout" svg:width="1.357cm" svg:height="0.839cm" svg:x="11.871cm" svg:y="1.602cm">
          <draw:text-box>
            <text:p text:style-name="P3">Min</text:p>
          </draw:text-box>
        </draw:frame>
        <draw:frame draw:style-name="gr10" draw:text-style-name="P3" draw:layer="layout" svg:width="0.76cm" svg:height="0.839cm" svg:x="18.021cm" svg:y="12.617cm">
          <draw:text-box>
            <text:p text:style-name="P3">x</text:p>
          </draw:text-box>
        </draw:frame>
        <draw:frame draw:style-name="gr15" draw:text-style-name="P3" draw:layer="layout" svg:width="0.76cm" svg:height="0.839cm" svg:x="20.931cm" svg:y="12.621cm">
          <draw:text-box>
            <text:p text:style-name="P3">x</text:p>
          </draw:text-box>
        </draw:frame>
        <draw:frame draw:style-name="gr16" draw:layer="layout" svg:width="6.412cm" svg:height="0.963cm" svg:x="6.325cm" svg:y="2.455cm">
          <draw:text-box>
            <text:p>JFXClassDeclaration</text:p>
          </draw:text-box>
        </draw:frame>
        <draw:frame draw:style-name="gr16" draw:layer="layout" svg:width="6.695cm" svg:height="0.963cm" svg:x="9.89cm" svg:y="4.482cm">
          <draw:text-box>
            <text:p>JFXFunctionDefinition</text:p>
          </draw:text-box>
        </draw:frame>
        <draw:frame draw:style-name="gr16" draw:layer="layout" svg:width="5.036cm" svg:height="0.963cm" svg:x="7.985cm" svg:y="8.292cm">
          <draw:text-box>
            <text:p>JFXVarScriptInit</text:p>
          </draw:text-box>
        </draw:frame>
        <draw:frame draw:style-name="gr16" draw:layer="layout" svg:width="3.177cm" svg:height="0.963cm" svg:x="11.795cm" svg:y="6.387cm">
          <draw:text-box>
            <text:p>JFXBlock</text:p>
          </draw:text-box>
        </draw:frame>
        <draw:line draw:style-name="gr9" draw:text-style-name="P2" draw:layer="layout" svg:x1="13.065cm" svg:y1="7.35cm" svg:x2="11.795cm" svg:y2="8.62cm">
          <text:p/>
        </draw:line>
        <draw:line draw:style-name="gr9" draw:text-style-name="P2" draw:layer="layout" svg:x1="13.065cm" svg:y1="5.445cm" svg:x2="13.065cm" svg:y2="6.715cm">
          <text:p/>
        </draw:line>
        <draw:line draw:style-name="gr9" draw:text-style-name="P2" draw:layer="layout" svg:x1="10.525cm" svg:y1="3.54cm" svg:x2="12.43cm" svg:y2="4.81cm">
          <text:p/>
        </draw:line>
        <draw:line draw:style-name="gr9" draw:text-style-name="P2" draw:layer="layout" svg:x1="10.86cm" svg:y1="1.935cm" svg:x2="10.225cm" svg:y2="2.57cm">
          <text:p/>
        </draw:line>
        <draw:frame draw:style-name="gr14" draw:text-style-name="P3" draw:layer="layout" svg:width="1.357cm" svg:height="0.839cm" svg:x="11.672cm" svg:y="3.103cm">
          <draw:text-box>
            <text:p text:style-name="P3">Min</text:p>
          </draw:text-box>
        </draw:frame>
        <draw:frame draw:style-name="gr14" draw:text-style-name="P3" draw:layer="layout" svg:width="1.357cm" svg:height="1.175cm" svg:x="15.372cm" svg:y="5.103cm">
          <draw:text-box>
            <text:p text:style-name="P3">run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3.8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2.9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3.9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8.6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4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3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3.524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.5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2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1.2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.5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0000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15pt" style:font-size-asian="15pt" style:font-size-complex="15pt"/>
    </style:style>
    <style:style style:name="P4" style:family="paragraph">
      <style:text-properties fo:color="#0000ff" fo:font-size="15pt" style:font-size-asian="15pt" style:font-size-complex="15pt"/>
    </style:style>
    <style:style style:name="P5" style:family="paragraph">
      <style:text-properties fo:color="#00ae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86cm" svg:height="12.191cm" svg:x="2.905cm" svg:y="1cm">
          <text:p/>
        </draw:rect>
        <draw:frame draw:style-name="gr2" draw:layer="layout" svg:width="3.249cm" svg:height="0.963cm" svg:x="9.157cm" svg:y="1.043cm">
          <draw:text-box>
            <text:p>JFXScript</text:p>
          </draw:text-box>
        </draw:frame>
        <draw:frame draw:style-name="gr3" draw:layer="layout" svg:width="2.568cm" svg:height="0.963cm" svg:x="3.128cm" svg:y="4.676cm">
          <draw:text-box>
            <text:p>JFXVar</text:p>
          </draw:text-box>
        </draw:frame>
        <draw:frame draw:style-name="gr4" draw:layer="layout" svg:width="3.351cm" svg:height="0.963cm" svg:x="2.98cm" svg:y="6.581cm">
          <draw:text-box>
            <text:p>JFXLiteral</text:p>
          </draw:text-box>
        </draw:frame>
        <draw:frame draw:style-name="gr5" draw:layer="layout" svg:width="6.945cm" svg:height="0.963cm" svg:x="13.646cm" svg:y="8.276cm">
          <draw:text-box>
            <text:p>JFXFunctionInvocation</text:p>
          </draw:text-box>
        </draw:frame>
        <draw:frame draw:style-name="gr6" draw:layer="layout" svg:width="3.415cm" svg:height="0.963cm" svg:x="17.176cm" svg:y="10.181cm">
          <draw:text-box>
            <text:p>JFXBinary</text:p>
          </draw:text-box>
        </draw:frame>
        <draw:frame draw:style-name="gr7" draw:layer="layout" svg:width="3.038cm" svg:height="0.963cm" svg:x="18.553cm" svg:y="12.086cm">
          <draw:text-box>
            <text:p>JFXIdent</text:p>
          </draw:text-box>
        </draw:frame>
        <draw:frame draw:style-name="gr7" draw:layer="layout" svg:width="3.038cm" svg:height="0.963cm" svg:x="15.606cm" svg:y="12.086cm">
          <draw:text-box>
            <text:p>JFXIdent</text:p>
          </draw:text-box>
        </draw:frame>
        <draw:frame draw:style-name="gr8" draw:layer="layout" svg:width="3.038cm" svg:height="0.963cm" svg:x="13.701cm" svg:y="10.181cm">
          <draw:text-box>
            <text:p>JFXIdent</text:p>
          </draw:text-box>
        </draw:frame>
        <draw:line draw:style-name="gr9" draw:text-style-name="P2" draw:layer="layout" svg:x1="6.966cm" svg:y1="3.406cm" svg:x2="5.061cm" svg:y2="4.676cm">
          <text:p/>
        </draw:line>
        <draw:line draw:style-name="gr9" draw:text-style-name="P2" draw:layer="layout" svg:x1="14.335cm" svg:y1="7.35cm" svg:x2="17.311cm" svg:y2="8.476cm">
          <text:p/>
        </draw:line>
        <draw:line draw:style-name="gr9" draw:text-style-name="P2" draw:layer="layout" svg:x1="4.761cm" svg:y1="5.511cm" svg:x2="4.126cm" svg:y2="6.781cm">
          <text:p/>
        </draw:line>
        <draw:line draw:style-name="gr9" draw:text-style-name="P2" draw:layer="layout" svg:x1="16.776cm" svg:y1="9.111cm" svg:x2="15.506cm" svg:y2="10.381cm">
          <text:p/>
        </draw:line>
        <draw:line draw:style-name="gr9" draw:text-style-name="P2" draw:layer="layout" svg:x1="18.446cm" svg:y1="9.111cm" svg:x2="19.081cm" svg:y2="10.381cm">
          <text:p/>
        </draw:line>
        <draw:line draw:style-name="gr9" draw:text-style-name="P2" draw:layer="layout" svg:x1="18.781cm" svg:y1="11.016cm" svg:x2="17.511cm" svg:y2="12.286cm">
          <text:p/>
        </draw:line>
        <draw:line draw:style-name="gr9" draw:text-style-name="P2" draw:layer="layout" svg:x1="19.416cm" svg:y1="11.016cm" svg:x2="20.051cm" svg:y2="12.286cm">
          <text:p/>
        </draw:line>
        <draw:frame draw:style-name="gr10" draw:text-style-name="P3" draw:layer="layout" svg:width="0.76cm" svg:height="0.839cm" svg:x="5.061cm" svg:y="5.211cm">
          <draw:text-box>
            <text:p text:style-name="P3">x</text:p>
          </draw:text-box>
        </draw:frame>
        <draw:frame draw:style-name="gr11" draw:text-style-name="P3" draw:layer="layout" svg:width="0.798cm" svg:height="0.839cm" svg:x="5.696cm" svg:y="7.216cm">
          <draw:text-box>
            <text:p text:style-name="P3">7</text:p>
          </draw:text-box>
        </draw:frame>
        <draw:frame draw:style-name="gr12" draw:text-style-name="P3" draw:layer="layout" svg:width="0.811cm" svg:height="0.839cm" svg:x="19.78cm" svg:y="10.816cm">
          <draw:text-box>
            <text:p text:style-name="P3">+</text:p>
          </draw:text-box>
        </draw:frame>
        <draw:frame draw:style-name="gr13" draw:text-style-name="P3" draw:layer="layout" svg:width="1.954cm" svg:height="0.839cm" svg:x="14.971cm" svg:y="10.816cm">
          <draw:text-box>
            <text:p text:style-name="P3">println</text:p>
          </draw:text-box>
        </draw:frame>
        <draw:frame draw:style-name="gr14" draw:text-style-name="P3" draw:layer="layout" svg:width="1.357cm" svg:height="0.839cm" svg:x="11.871cm" svg:y="1.602cm">
          <draw:text-box>
            <text:p text:style-name="P3">Min</text:p>
          </draw:text-box>
        </draw:frame>
        <draw:frame draw:style-name="gr10" draw:text-style-name="P3" draw:layer="layout" svg:width="0.76cm" svg:height="0.839cm" svg:x="18.021cm" svg:y="12.617cm">
          <draw:text-box>
            <text:p text:style-name="P3">x</text:p>
          </draw:text-box>
        </draw:frame>
        <draw:frame draw:style-name="gr15" draw:text-style-name="P3" draw:layer="layout" svg:width="0.76cm" svg:height="0.839cm" svg:x="20.931cm" svg:y="12.621cm">
          <draw:text-box>
            <text:p text:style-name="P3">x</text:p>
          </draw:text-box>
        </draw:frame>
        <draw:frame draw:style-name="gr16" draw:layer="layout" svg:width="6.412cm" svg:height="0.963cm" svg:x="6.325cm" svg:y="2.455cm">
          <draw:text-box>
            <text:p>JFXClassDeclaration</text:p>
          </draw:text-box>
        </draw:frame>
        <draw:frame draw:style-name="gr16" draw:layer="layout" svg:width="6.695cm" svg:height="0.963cm" svg:x="9.89cm" svg:y="4.482cm">
          <draw:text-box>
            <text:p>JFXFunctionDefinition</text:p>
          </draw:text-box>
        </draw:frame>
        <draw:frame draw:style-name="gr16" draw:layer="layout" svg:width="5.036cm" svg:height="0.963cm" svg:x="7.985cm" svg:y="8.292cm">
          <draw:text-box>
            <text:p>JFXVarScriptInit</text:p>
          </draw:text-box>
        </draw:frame>
        <draw:frame draw:style-name="gr16" draw:layer="layout" svg:width="3.177cm" svg:height="0.963cm" svg:x="11.795cm" svg:y="6.387cm">
          <draw:text-box>
            <text:p>JFXBlock</text:p>
          </draw:text-box>
        </draw:frame>
        <draw:line draw:style-name="gr9" draw:text-style-name="P2" draw:layer="layout" svg:x1="13.065cm" svg:y1="7.35cm" svg:x2="11.795cm" svg:y2="8.62cm">
          <text:p/>
        </draw:line>
        <draw:line draw:style-name="gr9" draw:text-style-name="P2" draw:layer="layout" svg:x1="13.065cm" svg:y1="5.445cm" svg:x2="13.065cm" svg:y2="6.715cm">
          <text:p/>
        </draw:line>
        <draw:line draw:style-name="gr9" draw:text-style-name="P2" draw:layer="layout" svg:x1="10.525cm" svg:y1="3.54cm" svg:x2="12.43cm" svg:y2="4.81cm">
          <text:p/>
        </draw:line>
        <draw:line draw:style-name="gr9" draw:text-style-name="P2" draw:layer="layout" svg:x1="10.86cm" svg:y1="1.935cm" svg:x2="10.225cm" svg:y2="2.57cm">
          <text:p/>
        </draw:line>
        <draw:frame draw:style-name="gr14" draw:text-style-name="P3" draw:layer="layout" svg:width="1.357cm" svg:height="0.839cm" svg:x="11.672cm" svg:y="3.103cm">
          <draw:text-box>
            <text:p text:style-name="P3">Min</text:p>
          </draw:text-box>
        </draw:frame>
        <draw:frame draw:style-name="gr14" draw:text-style-name="P3" draw:layer="layout" svg:width="1.357cm" svg:height="1.175cm" svg:x="15.372cm" svg:y="5.103cm">
          <draw:text-box>
            <text:p text:style-name="P3">run</text:p>
          </draw:text-box>
        </draw:frame>
        <draw:frame draw:style-name="gr16" draw:text-style-name="P4" draw:layer="layout" svg:width="1.065cm" svg:height="0.839cm" svg:x="2.916cm" svg:y="5.245cm">
          <draw:text-box>
            <text:p text:style-name="P4">int</text:p>
          </draw:text-box>
        </draw:frame>
        <draw:frame draw:style-name="gr16" draw:text-style-name="P4" draw:layer="layout" svg:width="6.797cm" svg:height="0.839cm" svg:x="8.19cm" svg:y="5.045cm">
          <draw:text-box>
            <text:p text:style-name="P4">(Sequence&lt;String&gt;)Object</text:p>
          </draw:text-box>
        </draw:frame>
        <draw:frame draw:style-name="gr16" draw:text-style-name="P4" draw:layer="layout" svg:width="2.39cm" svg:height="0.839cm" svg:x="12.935cm" svg:y="8.855cm">
          <draw:text-box>
            <text:p text:style-name="P4">(int)void</text:p>
          </draw:text-box>
        </draw:frame>
        <draw:frame draw:style-name="gr16" draw:text-style-name="P4" draw:layer="layout" svg:width="1.065cm" svg:height="0.839cm" svg:x="15.51cm" svg:y="12.63cm">
          <draw:text-box>
            <text:p text:style-name="P4">int</text:p>
          </draw:text-box>
        </draw:frame>
        <draw:frame draw:style-name="gr16" draw:text-style-name="P4" draw:layer="layout" svg:width="1.065cm" svg:height="0.839cm" svg:x="18.58cm" svg:y="12.63cm">
          <draw:text-box>
            <text:p text:style-name="P4">int</text:p>
          </draw:text-box>
        </draw:frame>
        <draw:frame draw:style-name="gr16" draw:text-style-name="P4" draw:layer="layout" svg:width="1.065cm" svg:height="0.839cm" svg:x="17.08cm" svg:y="10.756cm">
          <draw:text-box>
            <text:p text:style-name="P4">int</text:p>
          </draw:text-box>
        </draw:frame>
        <draw:frame draw:style-name="gr16" draw:text-style-name="P4" draw:layer="layout" svg:width="1.065cm" svg:height="0.839cm" svg:x="2.905cm" svg:y="7.146cm">
          <draw:text-box>
            <text:p text:style-name="P4">int</text:p>
          </draw:text-box>
        </draw:frame>
        <draw:frame draw:style-name="gr16" draw:text-style-name="P5" draw:layer="layout" svg:width="1.057cm" svg:height="0.839cm" svg:x="4.175cm" svg:y="5.241cm">
          <draw:text-box>
            <text:p text:style-name="P5">#x</text:p>
          </draw:text-box>
        </draw:frame>
        <draw:frame draw:style-name="gr16" draw:text-style-name="P5" draw:layer="layout" svg:width="6.793cm" svg:height="0.839cm" svg:x="14.975cm" svg:y="8.855cm">
          <draw:text-box>
            <text:p text:style-name="P5">#javafx.lang.Builtins.println</text:p>
          </draw:text-box>
        </draw:frame>
        <draw:frame draw:style-name="gr16" draw:text-style-name="P5" draw:layer="layout" svg:width="1.057cm" svg:height="0.839cm" svg:x="4.176cm" svg:y="5.242cm">
          <draw:text-box>
            <text:p text:style-name="P5">#x</text:p>
          </draw:text-box>
        </draw:frame>
        <draw:frame draw:style-name="gr16" draw:text-style-name="P5" draw:layer="layout" svg:width="1.057cm" svg:height="0.839cm" svg:x="19.828cm" svg:y="12.73cm">
          <draw:text-box>
            <text:p text:style-name="P5">#x</text:p>
          </draw:text-box>
        </draw:frame>
        <draw:frame draw:style-name="gr16" draw:text-style-name="P5" draw:layer="layout" svg:width="1.057cm" svg:height="0.839cm" svg:x="16.875cm" svg:y="12.63cm">
          <draw:text-box>
            <text:p text:style-name="P5">#x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955cm" svg:height="12.065cm" svg:x="0.935cm" svg:y="2.905cm">
          <text:p/>
        </draw:rect>
        <draw:frame draw:style-name="gr2" draw:text-style-name="P2" draw:layer="layout" svg:width="20.496cm" svg:height="13.016cm" svg:x="1.431cm" svg:y="2.823cm">
          <draw:text-box>
            <text:p><text:span text:style-name="T1">public interface Min$Intf extends FXObject {</text:span></text:p>
            <text:p><text:span text:style-name="T1">}</text:span></text:p>
            <text:p><text:span text:style-name="T1"/></text:p>
            <text:p><text:span text:style-name="T1">public class Min extends Object implements Min$Intf, FXObject {</text:span></text:p>
            <text:p><text:span text:style-name="T1"><text:s text:c="4"/></text:span></text:p>
            <text:p><text:span text:style-name="T1"><text:s text:c="4"/></text:span><text:span text:style-name="T1">public static Object javafx$run$(Sequence&lt;? extends String&gt; _$UNUSED$_$ARGS$_) {</text:span></text:p>
            <text:p><text:span text:style-name="T1"><text:s text:c="8"/></text:span><text:span text:style-name="T1">javafx.lang.Builtins.println(Min.$x.getAsInt() + Min.$x.getAsInt());</text:span></text:p>
            <text:p><text:span text:style-name="T1"><text:s text:c="8"/></text:span><text:span text:style-name="T1">return null;</text:span></text:p>
            <text:p><text:span text:style-name="T1"><text:s text:c="4"/></text:span><text:span text:style-name="T1">}</text:span></text:p>
            <text:p><text:span text:style-name="T1"><text:s text:c="4"/></text:span><text:span text:style-name="T1">public static final IntVariable $x = IntVariable.make();</text:span></text:p>
            <text:p><text:span text:style-name="T1"><text:s text:c="4"/></text:span><text:span text:style-name="T1">static {</text:span></text:p>
            <text:p><text:span text:style-name="T1"><text:s text:c="8"/></text:span><text:span text:style-name="T1">$x.setAsInt(6);</text:span></text:p>
            <text:p><text:span text:style-name="T1"><text:s text:c="8"/></text:span><text:span text:style-name="T1">$x.initialize();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void initialize$() {</text:span></text:p>
            <text:p><text:span text:style-name="T1"><text:s text:c="8"/></text:span><text:span text:style-name="T1">addTriggers$(this);</text:span></text:p>
            <text:p><text:span text:style-name="T1"><text:s text:c="8"/></text:span><text:span text:style-name="T1">Min.userInit$((Min$Intf)this);</text:span></text:p>
            <text:p><text:span text:style-name="T1"><text:s text:c="8"/></text:span><text:span text:style-name="T1">Min.postInit$((Min$Intf)this);</text:span></text:p>
            <text:p><text:span text:style-name="T1"><text:s text:c="8"/></text:span><text:span text:style-name="T1">InitHelper.finish(new AbstractVariable[]{});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/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32cm" svg:height="15.24cm" svg:x="0.365cm" svg:y="1cm">
          <text:p/>
        </draw:rect>
        <draw:frame draw:style-name="gr2" draw:layer="layout" svg:width="5.743cm" svg:height="0.963cm" svg:x="7.985cm" svg:y="1.307cm">
          <draw:text-box>
            <text:p>JCCompilationUnit</text:p>
          </draw:text-box>
        </draw:frame>
        <draw:frame draw:style-name="gr2" draw:layer="layout" svg:width="4.126cm" svg:height="0.963cm" svg:x="4.494cm" svg:y="3.54cm">
          <draw:text-box>
            <text:p>JCClassDecl</text:p>
          </draw:text-box>
        </draw:frame>
        <draw:frame draw:style-name="gr2" draw:layer="layout" svg:width="4.655cm" svg:height="0.963cm" svg:x="6.715cm" svg:y="5.245cm">
          <draw:text-box>
            <text:p>JCMethodDecl</text:p>
          </draw:text-box>
        </draw:frame>
        <draw:frame draw:style-name="gr2" draw:layer="layout" svg:width="2.826cm" svg:height="0.963cm" svg:x="7.699cm" svg:y="7.022cm">
          <draw:text-box>
            <text:p>JCBlock</text:p>
          </draw:text-box>
        </draw:frame>
        <draw:frame draw:style-name="gr2" draw:layer="layout" svg:width="3.063cm" svg:height="0.963cm" svg:x="10.002cm" svg:y="10.197cm">
          <draw:text-box>
            <text:p>JCBinary</text:p>
          </draw:text-box>
        </draw:frame>
        <draw:frame draw:style-name="gr2" draw:layer="layout" svg:width="4.693cm" svg:height="0.963cm" svg:x="3.54cm" svg:y="10.197cm">
          <draw:text-box>
            <text:p>JCFieldAccess</text:p>
          </draw:text-box>
        </draw:frame>
        <draw:frame draw:style-name="gr2" draw:layer="layout" svg:width="4.126cm" svg:height="0.963cm" svg:x="15.924cm" svg:y="3.212cm">
          <draw:text-box>
            <text:p>JCClassDecl</text:p>
          </draw:text-box>
        </draw:frame>
        <draw:frame draw:style-name="gr2" draw:layer="layout" svg:width="4.816cm" svg:height="0.963cm" svg:x="1cm" svg:y="5.252cm">
          <draw:text-box>
            <text:p>JCVariableDecl</text:p>
          </draw:text-box>
        </draw:frame>
        <draw:frame draw:style-name="gr2" draw:layer="layout" svg:width="2.826cm" svg:height="0.963cm" svg:x="11.795cm" svg:y="5.317cm">
          <draw:text-box>
            <text:p>JCBlock</text:p>
          </draw:text-box>
        </draw:frame>
        <draw:frame draw:style-name="gr2" draw:layer="layout" svg:width="6.276cm" svg:height="0.963cm" svg:x="6.789cm" svg:y="11.795cm">
          <draw:text-box>
            <text:p>JCMethodInvocation</text:p>
          </draw:text-box>
        </draw:frame>
        <draw:frame draw:style-name="gr2" draw:layer="layout" svg:width="6.276cm" svg:height="0.963cm" svg:x="5.445cm" svg:y="8.627cm">
          <draw:text-box>
            <text:p>JCMethodInvocation</text:p>
          </draw:text-box>
        </draw:frame>
        <draw:frame draw:style-name="gr2" draw:layer="layout" svg:width="6.276cm" svg:height="0.963cm" svg:x="0.4cm" svg:y="7.057cm">
          <draw:text-box>
            <text:p>JCMethodInvocation</text:p>
          </draw:text-box>
        </draw:frame>
        <draw:line draw:style-name="gr3" draw:text-style-name="P1" draw:layer="layout" svg:x1="9.255cm" svg:y1="2.27cm" svg:x2="6.715cm" svg:y2="3.54cm">
          <text:p/>
        </draw:line>
        <draw:line draw:style-name="gr3" draw:text-style-name="P1" draw:layer="layout" svg:x1="11.795cm" svg:y1="2.27cm" svg:x2="16.24cm" svg:y2="3.54cm">
          <text:p/>
        </draw:line>
        <draw:line draw:style-name="gr3" draw:text-style-name="P1" draw:layer="layout" svg:x1="5.445cm" svg:y1="4.175cm" svg:x2="4.175cm" svg:y2="5.445cm">
          <text:p/>
        </draw:line>
        <draw:line draw:style-name="gr3" draw:text-style-name="P1" draw:layer="layout" svg:x1="7.35cm" svg:y1="4.175cm" svg:x2="7.985cm" svg:y2="5.445cm">
          <text:p/>
        </draw:line>
        <draw:line draw:style-name="gr3" draw:text-style-name="P1" draw:layer="layout" svg:x1="7.985cm" svg:y1="4.175cm" svg:x2="11.795cm" svg:y2="5.445cm">
          <text:p/>
        </draw:line>
        <draw:line draw:style-name="gr3" draw:text-style-name="P1" draw:layer="layout" svg:x1="8.62cm" svg:y1="4.175cm" svg:x2="11.795cm" svg:y2="4.81cm">
          <text:p/>
        </draw:line>
        <draw:line draw:style-name="gr3" draw:text-style-name="P1" draw:layer="layout" svg:x1="13.065cm" svg:y1="6.08cm" svg:x2="13.7cm" svg:y2="6.715cm">
          <text:p/>
        </draw:line>
        <draw:line draw:style-name="gr3" draw:text-style-name="P1" draw:layer="layout" svg:x1="9.255cm" svg:y1="6.08cm" svg:x2="9.255cm" svg:y2="6.715cm">
          <text:p/>
        </draw:line>
        <draw:line draw:style-name="gr3" draw:text-style-name="P1" draw:layer="layout" svg:x1="9.255cm" svg:y1="7.985cm" svg:x2="9.255cm" svg:y2="8.62cm">
          <text:p/>
        </draw:line>
        <draw:line draw:style-name="gr3" draw:text-style-name="P1" draw:layer="layout" svg:x1="7.35cm" svg:y1="9.255cm" svg:x2="6.715cm" svg:y2="10.525cm">
          <text:p/>
        </draw:line>
        <draw:line draw:style-name="gr3" draw:text-style-name="P1" draw:layer="layout" svg:x1="9.89cm" svg:y1="9.255cm" svg:x2="11.16cm" svg:y2="10.525cm">
          <text:p/>
        </draw:line>
        <draw:line draw:style-name="gr3" draw:text-style-name="P1" draw:layer="layout" svg:x1="11.795cm" svg:y1="11.16cm" svg:x2="11.16cm" svg:y2="11.795cm">
          <text:p/>
        </draw:line>
        <draw:line draw:style-name="gr3" draw:text-style-name="P1" draw:layer="layout" svg:x1="3.54cm" svg:y1="6.08cm" svg:x2="3.54cm" svg:y2="7.35cm">
          <text:p/>
        </draw:line>
        <draw:line draw:style-name="gr3" draw:text-style-name="P1" draw:layer="layout" svg:x1="3.54cm" svg:y1="7.985cm" svg:x2="2.905cm" svg:y2="8.62cm">
          <text:p/>
        </draw:line>
        <draw:line draw:style-name="gr3" draw:text-style-name="P1" draw:layer="layout" svg:x1="7.49cm" svg:y1="14.43cm" svg:x2="6.855cm" svg:y2="15.7cm">
          <text:p/>
        </draw:line>
        <draw:line draw:style-name="gr3" draw:text-style-name="P1" draw:layer="layout" svg:x1="13.065cm" svg:y1="11.16cm" svg:x2="14.335cm" svg:y2="12.43cm">
          <text:p/>
        </draw:line>
        <draw:frame draw:style-name="gr2" draw:layer="layout" svg:width="1.035cm" svg:height="0.963cm" svg:x="14.135cm" svg:y="11.802cm">
          <draw:text-box>
            <text:p>...</text:p>
          </draw:text-box>
        </draw:frame>
        <draw:frame draw:style-name="gr2" draw:layer="layout" svg:width="1.035cm" svg:height="0.963cm" svg:x="11.595cm" svg:y="4.175cm">
          <draw:text-box>
            <text:p>...</text:p>
          </draw:text-box>
        </draw:frame>
        <draw:frame draw:style-name="gr2" draw:layer="layout" svg:width="1.035cm" svg:height="0.963cm" svg:x="13.6cm" svg:y="6.115cm">
          <draw:text-box>
            <text:p>...</text:p>
          </draw:text-box>
        </draw:frame>
        <draw:frame draw:style-name="gr2" draw:layer="layout" svg:width="1.035cm" svg:height="0.963cm" svg:x="6.22cm" svg:y="15.2cm">
          <draw:text-box>
            <text:p>...</text:p>
          </draw:text-box>
        </draw:frame>
        <draw:frame draw:style-name="gr2" draw:layer="layout" svg:width="1.035cm" svg:height="0.963cm" svg:x="2.27cm" svg:y="8.62cm">
          <draw:text-box>
            <text:p>...</text:p>
          </draw:text-box>
        </draw:frame>
        <draw:frame draw:style-name="gr2" draw:text-style-name="P2" draw:layer="layout" svg:width="1.357cm" svg:height="0.839cm" svg:x="7.985cm" svg:y="4.175cm">
          <draw:text-box>
            <text:p><text:span text:style-name="T1">Min</text:span></text:p>
          </draw:text-box>
        </draw:frame>
        <draw:frame draw:style-name="gr2" draw:text-style-name="P2" draw:layer="layout" svg:width="2.394cm" svg:height="0.839cm" svg:x="18.145cm" svg:y="4.175cm">
          <draw:text-box>
            <text:p><text:span text:style-name="T1">Min$Intf</text:span></text:p>
          </draw:text-box>
        </draw:frame>
        <draw:frame draw:style-name="gr4" draw:text-style-name="P2" draw:layer="layout" svg:width="4.456cm" svg:height="0.839cm" svg:x="8.533cm" svg:y="14.335cm">
          <draw:text-box>
            <text:p><text:span text:style-name="T1">getAsInt</text:span></text:p>
          </draw:text-box>
        </draw:frame>
        <draw:frame draw:style-name="gr2" draw:text-style-name="P2" draw:layer="layout" svg:width="0.811cm" svg:height="0.839cm" svg:x="12.343cm" svg:y="10.956cm">
          <draw:text-box>
            <text:p><text:span text:style-name="T1">+</text:span></text:p>
          </draw:text-box>
        </draw:frame>
        <draw:frame draw:style-name="gr2" draw:text-style-name="P2" draw:layer="layout" svg:width="6.496cm" svg:height="0.839cm" svg:x="3.48cm" svg:y="10.756cm">
          <draw:text-box>
            <text:p><text:span text:style-name="T1">javafx.lang.Builtins.println</text:span></text:p>
          </draw:text-box>
        </draw:frame>
        <draw:frame draw:style-name="gr2" draw:text-style-name="P2" draw:layer="layout" svg:width="2.945cm" svg:height="0.839cm" svg:x="9.239cm" svg:y="5.877cm">
          <draw:text-box>
            <text:p><text:span text:style-name="T1">javafx$run</text:span></text:p>
          </draw:text-box>
        </draw:frame>
        <draw:frame draw:style-name="gr2" draw:text-style-name="P2" draw:layer="layout" svg:width="1.057cm" svg:height="0.839cm" svg:x="4.81cm" svg:y="5.876cm">
          <draw:text-box>
            <text:p><text:span text:style-name="T1">$x</text:span></text:p>
          </draw:text-box>
        </draw:frame>
        <draw:frame draw:style-name="gr2" draw:layer="layout" svg:width="4.693cm" svg:height="0.963cm" svg:x="5.041cm" svg:y="13.598cm">
          <draw:text-box>
            <text:p>JCFieldAccess</text:p>
          </draw:text-box>
        </draw:frame>
        <draw:line draw:style-name="gr3" draw:text-style-name="P1" draw:layer="layout" svg:x1="8.851cm" svg:y1="12.656cm" svg:x2="8.216cm" svg:y2="13.926cm">
          <text:p/>
        </draw:line>
        <draw:frame draw:style-name="gr4" draw:text-style-name="P2" draw:layer="layout" svg:width="4.456cm" svg:height="0.839cm" svg:x="1cm" svg:y="8.62cm">
          <draw:text-box>
            <text:p><text:span text:style-name="T1">IntVariable.make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97cm" svg:height="12.7cm" svg:x="2.27cm" svg:y="2.27cm">
          <text:p/>
        </draw:rect>
        <draw:frame draw:style-name="gr2" draw:text-style-name="P2" draw:layer="layout" svg:width="13.363cm" svg:height="11.906cm" svg:x="2.27cm" svg:y="2.901cm">
          <draw:text-box>
            <text:p><text:span text:style-name="T1"><text:s text:c="4"/></text:span><text:span text:style-name="T1">public static void addTriggers$(final Min$Intf receiver$) {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Min() {</text:span></text:p>
            <text:p><text:span text:style-name="T1"><text:s text:c="8"/></text:span><text:span text:style-name="T1">this(false);</text:span></text:p>
            <text:p><text:span text:style-name="T1"><text:s text:c="8"/></text:span><text:span text:style-name="T1">initialize$();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Min(boolean dummy) {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static void userInit$(final Min$Intf receiver$) {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static void postInit$(final Min$Intf receiver$) {</text:span></text:p>
            <text:p><text:span text:style-name="T1"><text:s text:c="4"/></text:span><text:span text:style-name="T1">}</text:span></text:p>
            <text:p><text:span text:style-name="T1"><text:s text:c="4"/></text:span></text:p>
            <text:p><text:span text:style-name="T1"><text:s text:c="4"/></text:span><text:span text:style-name="T1">public static void main(String[] args) throws Throwable {</text:span></text:p>
            <text:p><text:span text:style-name="T1"><text:s text:c="8"/></text:span><text:span text:style-name="T1">Entry.start(Min.class, args);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